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onsolas1" svg:font-family="Consolas" style:font-family-generic="modern" style:font-pitch="fixed"/>
    <style:font-face style:name="Consolas" svg:font-family="Consolas" style:font-adornments="Bold" style:font-family-generic="modern" style:font-pitch="fixed"/>
    <style:font-face style:name="Consolas2" svg:font-family="Consolas" style:font-adornments="Bold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>
        <style:tab-stops>
          <style:tab-stop style:position="16.722cm" style:type="right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0.926cm"/>
        </style:tab-stops>
      </style:paragraph-properties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Times New Roman1" fo:font-size="12pt" style:font-size-asian="12pt" style:font-size-complex="12pt"/>
    </style:style>
    <style:style style:name="P5" style:family="paragraph" style:parent-style-name="Standard">
      <style:paragraph-properties fo:margin-top="0cm" fo:margin-bottom="0.3cm" fo:text-align="justify" style:justify-single-word="false">
        <style:tab-stops>
          <style:tab-stop style:position="0.609cm"/>
        </style:tab-stops>
      </style:paragraph-properties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cm" fo:margin-bottom="0.3cm" fo:text-align="justify" style:justify-single-word="false">
        <style:tab-stops>
          <style:tab-stop style:position="0.926cm"/>
        </style:tab-stops>
      </style:paragraph-properties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7" style:family="paragraph" style:parent-style-name="Wciety_20_Kod">
      <style:text-properties fo:font-size="11pt" style:font-size-asian="11pt" style:font-size-complex="11pt"/>
    </style:style>
    <style:style style:name="P8" style:family="paragraph" style:parent-style-name="Wciety_20_Kod">
      <style:text-properties fo:font-size="11.5pt" fo:font-weight="bold" style:font-size-asian="11.5pt" style:font-weight-asian="bold" style:font-weight-complex="bold"/>
    </style:style>
    <style:style style:name="P9" style:family="paragraph" style:parent-style-name="Wciety_20_Kod">
      <style:paragraph-properties fo:margin-left="0cm" fo:margin-right="0cm" fo:margin-top="0cm" fo:margin-bottom="0cm" fo:text-indent="0cm" style:auto-text-indent="false">
        <style:tab-stops>
          <style:tab-stop style:position="1cm"/>
        </style:tab-stops>
      </style:paragraph-properties>
    </style:style>
    <style:style style:name="P10" style:family="paragraph" style:parent-style-name="_5f_Akapit">
      <style:text-properties fo:font-size="11.5pt" style:font-size-asian="11.5pt"/>
    </style:style>
    <style:style style:name="P11" style:family="paragraph" style:parent-style-name="Wciety_20_Akapit">
      <style:text-properties fo:font-size="11pt" style:font-size-asian="11pt" style:font-size-complex="11pt"/>
    </style:style>
    <style:style style:name="P12" style:family="paragraph" style:parent-style-name="Standard" style:master-page-name="Standard">
      <style:paragraph-properties style:page-number="auto">
        <style:tab-stops>
          <style:tab-stop style:position="9.77cm" style:type="center"/>
          <style:tab-stop style:position="16.722cm" style:type="right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13" style:family="paragraph" style:parent-style-name="Standard" style:master-page-name="Standard">
      <style:paragraph-properties style:page-number="auto" fo:break-before="page">
        <style:tab-stops>
          <style:tab-stop style:position="13.785cm" style:type="right"/>
          <style:tab-stop style:position="16.722cm" style:type="right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14" style:family="paragraph" style:parent-style-name="Standard" style:master-page-name="Standard">
      <style:paragraph-properties style:page-number="auto" fo:break-before="page">
        <style:tab-stops>
          <style:tab-stop style:position="9.297cm" style:type="center"/>
          <style:tab-stop style:position="16.722cm" style:type="right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15" style:family="paragraph" style:parent-style-name="Standard">
      <style:paragraph-properties>
        <style:tab-stops>
          <style:tab-stop style:position="16.722cm" style:type="right"/>
        </style:tab-stops>
      </style:paragraph-properties>
      <style:text-properties fo:font-weight="bold" style:font-weight-asian="bold" style:font-weight-complex="bold"/>
    </style:style>
    <style:style style:name="P1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style:font-size-asian="14pt" style:font-size-complex="14pt"/>
    </style:style>
    <style:style style:name="P18" style:family="paragraph" style:parent-style-name="Standard">
      <style:text-properties style:font-name="Times New Roman1" fo:font-size="12pt" style:font-size-asian="12pt" style:font-size-complex="12pt"/>
    </style:style>
    <style:style style:name="P19" style:family="paragraph" style:parent-style-name="Standard">
      <style:paragraph-properties>
        <style:tab-stops>
          <style:tab-stop style:position="13.785cm" style:type="right"/>
          <style:tab-stop style:position="16.722cm" style:type="right"/>
        </style:tab-stops>
      </style:paragraph-properties>
      <style:text-properties style:font-name="Times New Roman1" fo:font-size="12pt" style:font-size-asian="12pt" style:font-size-complex="12pt"/>
    </style:style>
    <style:style style:name="P20" style:family="paragraph" style:parent-style-name="Standard">
      <style:paragraph-properties>
        <style:tab-stops>
          <style:tab-stop style:position="14.323cm" style:type="right"/>
          <style:tab-stop style:position="16.529cm" style:type="right" style:leader-style="dotted" style:leader-text="."/>
          <style:tab-stop style:position="17.341cm" style:type="right" style:leader-style="dotted" style:leader-text="."/>
        </style:tab-stops>
      </style:paragraph-properties>
      <style:text-properties style:font-name="Times New Roman1" fo:font-size="12pt" style:font-size-asian="12pt" style:font-size-complex="12pt"/>
    </style:style>
    <style:style style:name="P21" style:family="paragraph" style:parent-style-name="Standard">
      <style:paragraph-properties>
        <style:tab-stops>
          <style:tab-stop style:position="14.323cm" style:type="right"/>
          <style:tab-stop style:position="16.529cm" style:type="right" style:leader-style="dotted" style:leader-text="."/>
          <style:tab-stop style:position="17.341cm" style:type="right" style:leader-style="dotted" style:leader-text="."/>
        </style:tab-stops>
      </style:paragraph-properties>
      <style:text-properties style:font-name="Times New Roman1" fo:font-size="12pt" style:font-size-asian="12pt" style:font-size-complex="12pt"/>
    </style:style>
    <style:style style:name="P22" style:family="paragraph" style:parent-style-name="Standard" style:list-style-name="L2">
      <style:text-properties style:font-name="Consolas1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Standard" style:list-style-name="L2">
      <style:text-properties style:font-name="Consolas1" fo:language="zxx" fo:country="none" style:language-asian="zxx" style:country-asian="none" style:language-complex="zxx" style:country-complex="none"/>
    </style:style>
    <style:style style:name="P24" style:family="paragraph" style:parent-style-name="Standard" style:list-style-name="L2">
      <style:text-properties style:font-name="Consolas1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Standard">
      <style:text-properties style:font-name="Consolas1" fo:font-size="11.5pt" fo:font-weight="bold" style:font-name-asian="Consolas2" style:font-size-asian="11.5pt" style:font-weight-asian="bold" style:font-name-complex="Consolas2" style:font-size-complex="11.5pt" style:font-weight-complex="bold"/>
    </style:style>
    <style:style style:name="P26" style:family="paragraph" style:parent-style-name="Standard" style:list-style-name="L2">
      <style:text-properties fo:language="zxx" fo:country="none" style:language-asian="zxx" style:country-asian="none" style:language-complex="zxx" style:country-complex="none"/>
    </style:style>
    <style:style style:name="P27" style:family="paragraph" style:parent-style-name="Standard" style:list-style-name="L2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Standard">
      <style:paragraph-properties fo:margin-left="0cm" fo:margin-right="0cm" fo:margin-top="0cm" fo:margin-bottom="0.3cm" fo:text-align="justify" style:justify-single-word="false" fo:text-indent="0cm" style:auto-text-indent="false" fo:break-before="page">
        <style:tab-stops>
          <style:tab-stop style:position="0.926cm"/>
        </style:tab-stops>
      </style:paragraph-properties>
      <style:text-properties style:font-name="Calibri" fo:font-size="11.5pt" fo:font-weight="normal" style:font-name-asian="Consolas2" style:font-size-asian="11.5pt" style:font-weight-asian="normal" style:font-name-complex="Consolas2" style:font-size-complex="11.5pt" style:font-weight-complex="normal"/>
    </style:style>
    <style:style style:name="P29" style:family="paragraph" style:parent-style-name="Standard">
      <style:paragraph-properties fo:margin-left="0cm" fo:margin-right="0cm" fo:margin-top="0cm" fo:margin-bottom="0.3cm" fo:text-align="justify" style:justify-single-word="false" fo:text-indent="0cm" style:auto-text-indent="false">
        <style:tab-stops>
          <style:tab-stop style:position="0.926cm"/>
        </style:tab-stops>
      </style:paragraph-properties>
      <style:text-properties style:font-name="Calibri" fo:font-size="11pt" fo:font-weight="normal" style:font-name-asian="Consolas2" style:font-size-asian="11pt" style:font-weight-asian="normal" style:font-name-complex="Consolas2" style:font-size-complex="11pt" style:font-weight-complex="normal"/>
    </style:style>
    <style:style style:name="P30" style:family="paragraph" style:parent-style-name="Standard">
      <style:paragraph-properties fo:margin-left="0cm" fo:margin-right="0cm" fo:margin-top="0cm" fo:margin-bottom="0.3cm" fo:text-align="justify" style:justify-single-word="false" fo:text-indent="0cm" style:auto-text-indent="false">
        <style:tab-stops>
          <style:tab-stop style:position="0.926cm"/>
        </style:tab-stops>
      </style:paragraph-properties>
      <style:text-properties style:font-name="Calibri" fo:font-size="11.5pt" fo:font-weight="normal" style:font-name-asian="Consolas2" style:font-size-asian="11.5pt" style:font-weight-asian="normal" style:font-name-complex="Consolas2" style:font-size-complex="11.5pt" style:font-weight-complex="normal"/>
    </style:style>
    <style:style style:name="P31" style:family="paragraph" style:parent-style-name="Standard">
      <style:paragraph-properties fo:margin-left="0cm" fo:margin-right="0cm" fo:margin-top="0cm" fo:margin-bottom="0.3cm" fo:text-align="start" style:justify-single-word="false" fo:text-indent="0cm" style:auto-text-indent="false">
        <style:tab-stops>
          <style:tab-stop style:position="0.926cm"/>
        </style:tab-stops>
      </style:paragraph-properties>
      <style:text-properties style:font-name="Calibri" fo:font-size="11.5pt" fo:font-weight="normal" style:font-name-asian="Consolas2" style:font-size-asian="11.5pt" style:font-weight-asian="normal" style:font-name-complex="Consolas2" style:font-size-complex="11.5pt" style:font-weight-complex="normal"/>
    </style:style>
    <style:style style:name="P32" style:family="paragraph" style:parent-style-name="Standard">
      <style:paragraph-properties fo:margin-left="0cm" fo:margin-right="0cm" fo:margin-top="0cm" fo:margin-bottom="0.3cm" fo:text-align="justify" style:justify-single-word="false" fo:text-indent="0cm" style:auto-text-indent="false">
        <style:tab-stops>
          <style:tab-stop style:position="0.926cm"/>
        </style:tab-stops>
      </style:paragraph-properties>
      <style:text-properties style:font-name="Calibri" fo:font-size="11.5pt" fo:font-weight="bold" style:font-name-asian="Consolas2" style:font-size-asian="11.5pt" style:font-weight-asian="bold" style:font-name-complex="Consolas2" style:font-size-complex="11.5pt" style:font-weight-complex="bold"/>
    </style:style>
    <style:style style:name="P33" style:family="paragraph" style:parent-style-name="Standard">
      <style:paragraph-properties fo:margin-left="0cm" fo:margin-right="0cm" fo:margin-top="0cm" fo:margin-bottom="0.3cm" fo:text-align="justify" style:justify-single-word="false" fo:text-indent="0cm" style:auto-text-indent="false">
        <style:tab-stops>
          <style:tab-stop style:position="9.77cm" style:type="center"/>
          <style:tab-stop style:position="16.722cm" style:type="right"/>
        </style:tab-stops>
      </style:paragraph-properties>
      <style:text-properties style:font-name="Calibri" fo:font-size="20pt" fo:font-weight="bold" style:font-name-asian="Consolas2" style:font-size-asian="20pt" style:font-weight-asian="bold" style:font-name-complex="Consolas2" style:font-size-complex="20pt" style:font-weight-complex="bold"/>
    </style:style>
    <style:style style:name="P34" style:family="paragraph" style:parent-style-name="Standard">
      <style:paragraph-properties fo:margin-left="0cm" fo:margin-right="0cm" fo:margin-top="0cm" fo:margin-bottom="0.3cm" fo:text-align="justify" style:justify-single-word="false" fo:text-indent="0cm" style:auto-text-indent="false">
        <style:tab-stops>
          <style:tab-stop style:position="0.926cm"/>
        </style:tab-stops>
      </style:paragraph-properties>
    </style:style>
    <style:style style:name="P35" style:family="paragraph" style:parent-style-name="Standard">
      <style:paragraph-properties fo:margin-left="0cm" fo:margin-right="0cm" fo:margin-top="0cm" fo:margin-bottom="0.499cm" fo:text-align="start" style:justify-single-word="false" fo:text-indent="0cm" style:auto-text-indent="false">
        <style:tab-stops/>
      </style:paragraph-properties>
      <style:text-properties style:font-name="Calibri" fo:font-size="11.5pt" fo:font-weight="normal" style:font-name-asian="Consolas2" style:font-size-asian="11.5pt" style:font-weight-asian="normal" style:font-name-complex="Consolas2" style:font-size-complex="11.5pt" style:font-weight-complex="normal"/>
    </style:style>
    <style:style style:name="P36" style:family="paragraph" style:parent-style-name="Standard">
      <style:paragraph-properties fo:margin-left="0cm" fo:margin-right="0cm" fo:margin-top="0cm" fo:margin-bottom="0.499cm" fo:text-align="start" style:justify-single-word="false" fo:text-indent="0cm" style:auto-text-indent="false">
        <style:tab-stops>
          <style:tab-stop style:position="0.699cm"/>
        </style:tab-stops>
      </style:paragraph-properties>
      <style:text-properties style:font-name="Calibri" fo:font-size="11.5pt" fo:font-weight="normal" style:font-name-asian="Consolas2" style:font-size-asian="11.5pt" style:font-weight-asian="normal" style:font-name-complex="Consolas2" style:font-size-complex="11.5pt" style:font-weight-complex="normal"/>
    </style:style>
    <style:style style:name="P37" style:family="paragraph" style:parent-style-name="Wciety_20_Kod">
      <style:text-properties style:font-name="Consolas2" fo:font-size="26pt" fo:font-weight="bold" style:font-name-asian="Consolas2" style:font-size-asian="26pt" style:font-weight-asian="bold" style:font-name-complex="Consolas2" style:font-size-complex="26pt" style:font-weight-complex="bold"/>
    </style:style>
    <style:style style:name="P38" style:family="paragraph" style:parent-style-name="Wciety_20_Kod">
      <style:paragraph-properties fo:margin-left="0cm" fo:margin-right="0cm" fo:margin-top="0cm" fo:margin-bottom="0cm" fo:text-indent="0cm" style:auto-text-indent="false">
        <style:tab-stops>
          <style:tab-stop style:position="1cm"/>
        </style:tab-stops>
      </style:paragraph-properties>
      <style:text-properties style:font-name="Consolas2" fo:font-size="26pt" fo:font-weight="bold" style:font-name-asian="Consolas2" style:font-size-asian="26pt" style:font-weight-asian="bold" style:font-name-complex="Consolas2" style:font-size-complex="26pt" style:font-weight-complex="bold"/>
    </style:style>
    <style:style style:name="P39" style:family="paragraph" style:parent-style-name="Wciety_20_Kod">
      <style:paragraph-properties fo:margin-left="0cm" fo:margin-right="0cm" fo:margin-top="0cm" fo:margin-bottom="0cm" fo:text-indent="0cm" style:auto-text-indent="false">
        <style:tab-stops>
          <style:tab-stop style:position="1cm"/>
        </style:tab-stops>
      </style:paragraph-properties>
      <style:text-properties style:font-name="Consolas2" fo:font-size="26pt" fo:font-weight="normal" style:font-name-asian="Consolas2" style:font-size-asian="26pt" style:font-weight-asian="normal" style:font-name-complex="Consolas2" style:font-size-complex="26pt" style:font-weight-complex="normal"/>
    </style:style>
    <style:style style:name="P40" style:family="paragraph" style:parent-style-name="Wciety_20_Kod">
      <style:paragraph-properties fo:margin-left="0cm" fo:margin-right="0cm" fo:margin-top="0cm" fo:margin-bottom="0cm" fo:text-indent="0cm" style:auto-text-indent="false">
        <style:tab-stops>
          <style:tab-stop style:position="1.039cm"/>
        </style:tab-stops>
      </style:paragraph-properties>
      <style:text-properties style:font-name="Consolas2" fo:font-size="26pt" fo:font-weight="normal" style:font-name-asian="Consolas2" style:font-size-asian="26pt" style:font-weight-asian="normal" style:font-name-complex="Consolas2" style:font-size-complex="26pt" style:font-weight-complex="normal"/>
    </style:style>
    <style:style style:name="P41" style:family="paragraph" style:parent-style-name="Wciety_20_Kod">
      <style:paragraph-properties fo:margin-left="0cm" fo:margin-right="0cm" fo:margin-top="0cm" fo:margin-bottom="0cm" fo:text-indent="0cm" style:auto-text-indent="false">
        <style:tab-stops>
          <style:tab-stop style:position="1.039cm"/>
        </style:tab-stops>
      </style:paragraph-properties>
      <style:text-properties style:font-name="Consolas2" fo:font-size="26pt" fo:font-weight="normal" style:font-name-asian="Consolas2" style:font-size-asian="26pt" style:font-weight-asian="normal" style:font-name-complex="Consolas2" style:font-size-complex="26pt" style:font-weight-complex="normal"/>
    </style:style>
    <style:style style:name="P42" style:family="paragraph" style:parent-style-name="Wciety_20_Kod">
      <style:paragraph-properties fo:margin-left="0cm" fo:margin-right="0cm" fo:margin-top="0cm" fo:margin-bottom="0cm" fo:text-indent="0cm" style:auto-text-indent="false">
        <style:tab-stops>
          <style:tab-stop style:position="1cm"/>
        </style:tab-stops>
      </style:paragraph-properties>
      <style:text-properties style:font-name="Consolas1" fo:font-size="26pt" fo:font-weight="normal" style:font-name-asian="Consolas2" style:font-size-asian="26pt" style:font-weight-asian="normal" style:font-name-complex="Consolas2" style:font-size-complex="26pt" style:font-weight-complex="normal"/>
    </style:style>
    <style:style style:name="P43" style:family="paragraph" style:parent-style-name="Wciety_20_Kod">
      <style:paragraph-properties fo:margin-left="0cm" fo:margin-right="0cm" fo:margin-top="0cm" fo:margin-bottom="0cm" fo:text-indent="0cm" style:auto-text-indent="false">
        <style:tab-stops>
          <style:tab-stop style:position="1.039cm"/>
        </style:tab-stops>
      </style:paragraph-properties>
      <style:text-properties fo:font-weight="normal" style:font-weight-asian="normal" style:font-weight-complex="normal"/>
    </style:style>
    <style:style style:name="P44" style:family="paragraph" style:parent-style-name="Wciety_20_Kod">
      <style:paragraph-properties fo:margin-left="0cm" fo:margin-right="0cm" fo:margin-top="0cm" fo:margin-bottom="0cm" fo:text-indent="0cm" style:auto-text-indent="false">
        <style:tab-stops>
          <style:tab-stop style:position="1.039cm"/>
        </style:tab-stops>
      </style:paragraph-properties>
      <style:text-properties fo:font-weight="normal" style:font-weight-asian="normal" style:font-weight-complex="normal"/>
    </style:style>
    <style:style style:name="P45" style:family="paragraph" style:parent-style-name="Wciety_20_Kod">
      <style:paragraph-properties fo:margin-left="0cm" fo:margin-right="0cm" fo:margin-top="0cm" fo:margin-bottom="0.199cm" fo:text-indent="0cm" style:auto-text-indent="false">
        <style:tab-stops>
          <style:tab-stop style:position="1.039cm"/>
        </style:tab-stops>
      </style:paragraph-properties>
      <style:text-properties style:font-name="Consolas2" fo:font-size="26pt" fo:font-weight="bold" style:font-name-asian="Consolas2" style:font-size-asian="26pt" style:font-weight-asian="bold" style:font-name-complex="Consolas2" style:font-size-complex="26pt" style:font-weight-complex="bold"/>
    </style:style>
    <style:style style:name="P46" style:family="paragraph" style:parent-style-name="Wciety_20_Kod">
      <style:paragraph-properties fo:margin-left="0cm" fo:margin-right="0cm" fo:margin-top="0cm" fo:margin-bottom="0.199cm" fo:text-indent="0cm" style:auto-text-indent="false">
        <style:tab-stops>
          <style:tab-stop style:position="1.078cm"/>
        </style:tab-stops>
      </style:paragraph-properties>
      <style:text-properties style:font-name="Consolas2" fo:font-size="26pt" fo:font-weight="bold" style:font-name-asian="Consolas2" style:font-size-asian="26pt" style:font-weight-asian="bold" style:font-name-complex="Consolas2" style:font-size-complex="26pt" style:font-weight-complex="bold"/>
    </style:style>
    <style:style style:name="P47" style:family="paragraph" style:parent-style-name="Wciety_20_Kod">
      <style:paragraph-properties fo:margin-left="0cm" fo:margin-right="0cm" fo:margin-top="0cm" fo:margin-bottom="0.199cm" fo:text-indent="0cm" style:auto-text-indent="false">
        <style:tab-stops>
          <style:tab-stop style:position="1.039cm"/>
        </style:tab-stops>
      </style:paragraph-properties>
      <style:text-properties style:font-name="Consolas2" fo:font-size="26pt" fo:font-weight="bold" style:font-name-asian="Consolas2" style:font-size-asian="26pt" style:font-weight-asian="bold" style:font-name-complex="Consolas2" style:font-size-complex="26pt" style:font-weight-complex="bold"/>
    </style:style>
    <style:style style:name="P48" style:family="paragraph" style:parent-style-name="Wciety_20_Kod">
      <style:paragraph-properties fo:margin-left="0cm" fo:margin-right="0cm" fo:margin-top="0cm" fo:margin-bottom="0.3cm" fo:text-indent="0cm" style:auto-text-indent="false">
        <style:tab-stops>
          <style:tab-stop style:position="1.039cm"/>
        </style:tab-stops>
      </style:paragraph-properties>
      <style:text-properties fo:font-weight="normal" style:font-weight-asian="normal" style:font-weight-complex="normal"/>
    </style:style>
    <style:style style:name="P49" style:family="paragraph" style:parent-style-name="Wciety_20_Kod">
      <style:paragraph-properties fo:margin-left="0cm" fo:margin-right="0cm" fo:margin-top="0cm" fo:margin-bottom="0.3cm" fo:text-indent="0cm" style:auto-text-indent="false">
        <style:tab-stops>
          <style:tab-stop style:position="1.039cm"/>
        </style:tab-stops>
      </style:paragraph-properties>
      <style:text-properties fo:font-weight="normal" style:font-weight-asian="normal" style:font-weight-complex="normal"/>
    </style:style>
    <style:style style:name="P50" style:family="paragraph" style:parent-style-name="Wciety_20_Kod">
      <style:paragraph-properties fo:margin-left="1.27cm" fo:margin-right="0cm" fo:margin-top="0cm" fo:margin-bottom="0cm" fo:text-indent="0cm" style:auto-text-indent="false">
        <style:tab-stops>
          <style:tab-stop style:position="1cm"/>
        </style:tab-stops>
      </style:paragraph-properties>
      <style:text-properties style:font-name="Consolas2" fo:font-size="26pt" fo:font-weight="normal" style:font-name-asian="Consolas2" style:font-size-asian="26pt" style:font-weight-asian="normal" style:font-name-complex="Consolas2" style:font-size-complex="26pt" style:font-weight-complex="normal"/>
    </style:style>
    <style:style style:name="P51" style:family="paragraph" style:parent-style-name="Wciety_20_Kod">
      <style:paragraph-properties fo:margin-left="1.27cm" fo:margin-right="1.129cm" fo:margin-top="0cm" fo:margin-bottom="0cm" fo:text-indent="0cm" style:auto-text-indent="false">
        <style:tab-stops>
          <style:tab-stop style:position="1cm"/>
        </style:tab-stops>
      </style:paragraph-properties>
      <style:text-properties style:font-name="Consolas2" fo:font-size="26pt" fo:font-weight="normal" style:font-name-asian="Consolas2" style:font-size-asian="26pt" style:font-weight-asian="normal" style:font-name-complex="Consolas2" style:font-size-complex="26pt" style:font-weight-complex="normal"/>
    </style:style>
    <style:style style:name="P52" style:family="paragraph" style:parent-style-name="Wciety_20_Kod" style:list-style-name="L1">
      <style:paragraph-properties fo:margin-left="1.796cm" fo:margin-right="0cm" fo:margin-top="0cm" fo:margin-bottom="0cm" fo:text-indent="-0.416cm" style:auto-text-indent="false">
        <style:tab-stops/>
      </style:paragraph-properties>
      <style:text-properties fo:font-weight="normal" style:font-weight-asian="normal" style:font-weight-complex="normal"/>
    </style:style>
    <style:style style:name="P53" style:family="paragraph" style:parent-style-name="Wciety_20_Kod" style:list-style-name="L1">
      <style:paragraph-properties fo:margin-left="1.796cm" fo:margin-right="0cm" fo:margin-top="0cm" fo:margin-bottom="0cm" fo:text-indent="-0.416cm" style:auto-text-indent="false">
        <style:tab-stops/>
      </style:paragraph-properties>
      <style:text-properties fo:font-weight="normal" style:font-weight-asian="normal" style:font-weight-complex="normal"/>
    </style:style>
    <style:style style:name="P54" style:family="paragraph" style:parent-style-name="Wciety_20_Kod" style:list-style-name="L1">
      <style:paragraph-properties fo:margin-left="1.796cm" fo:margin-right="0cm" fo:margin-top="0cm" fo:margin-bottom="0.3cm" fo:text-indent="-0.416cm" style:auto-text-indent="false">
        <style:tab-stops/>
      </style:paragraph-properties>
      <style:text-properties fo:font-weight="normal" style:font-weight-asian="normal" style:font-weight-complex="normal"/>
    </style:style>
    <style:style style:name="P55" style:family="paragraph" style:parent-style-name="Wciety_20_Kod" style:list-style-name="L1">
      <style:paragraph-properties fo:margin-left="1.796cm" fo:margin-right="0cm" fo:margin-top="0cm" fo:margin-bottom="0.3cm" fo:text-indent="-0.416cm" style:auto-text-indent="false">
        <style:tab-stops/>
      </style:paragraph-properties>
      <style:text-properties fo:font-weight="normal" style:font-weight-asian="normal" style:font-weight-complex="normal"/>
    </style:style>
    <style:style style:name="P56" style:family="paragraph" style:parent-style-name="Wciety_20_Kod">
      <style:paragraph-properties fo:margin-left="1.095cm" fo:margin-right="0cm" fo:margin-top="0cm" fo:margin-bottom="0cm" fo:text-indent="0cm" style:auto-text-indent="false">
        <style:tab-stops>
          <style:tab-stop style:position="1cm"/>
        </style:tab-stops>
      </style:paragraph-properties>
      <style:text-properties style:font-name="Consolas2" fo:font-size="26pt" fo:font-weight="normal" style:font-name-asian="Consolas2" style:font-size-asian="26pt" style:font-weight-asian="normal" style:font-name-complex="Consolas2" style:font-size-complex="26pt" style:font-weight-complex="normal"/>
    </style:style>
    <style:style style:name="P57" style:family="paragraph" style:parent-style-name="Wciety_20_Kod" style:list-style-name="L1">
      <style:paragraph-properties fo:margin-left="1.815cm" fo:margin-right="0cm" fo:margin-top="0cm" fo:margin-bottom="0cm" fo:text-indent="-0.453cm" style:auto-text-indent="false">
        <style:tab-stops>
          <style:tab-stop style:position="1cm"/>
          <style:tab-stop style:position="3.545cm"/>
        </style:tab-stops>
      </style:paragraph-properties>
      <style:text-properties fo:font-weight="normal" style:font-weight-asian="normal" style:font-weight-complex="normal"/>
    </style:style>
    <style:style style:name="P58" style:family="paragraph" style:parent-style-name="Wciety_20_Kod" style:list-style-name="L1">
      <style:paragraph-properties fo:margin-left="1.815cm" fo:margin-right="0cm" fo:margin-top="0cm" fo:margin-bottom="0.3cm" fo:text-indent="-0.453cm" style:auto-text-indent="false">
        <style:tab-stops>
          <style:tab-stop style:position="1cm"/>
          <style:tab-stop style:position="3.545cm"/>
        </style:tab-stops>
      </style:paragraph-properties>
    </style:style>
    <style:style style:name="P59" style:family="paragraph" style:parent-style-name="Wciety_20_Kod">
      <style:paragraph-properties fo:margin-left="1.115cm" fo:margin-right="0cm" fo:margin-top="0cm" fo:margin-bottom="0cm" fo:text-indent="0cm" style:auto-text-indent="false">
        <style:tab-stops>
          <style:tab-stop style:position="1cm"/>
        </style:tab-stops>
      </style:paragraph-properties>
    </style:style>
    <style:style style:name="P60" style:family="paragraph" style:parent-style-name="Wciety_20_Kod" style:list-style-name="L1">
      <style:paragraph-properties fo:margin-left="1.729cm" fo:margin-right="0cm" fo:margin-top="0cm" fo:margin-bottom="0cm" fo:text-indent="-0.434cm" style:auto-text-indent="false">
        <style:tab-stops>
          <style:tab-stop style:position="1cm"/>
          <style:tab-stop style:position="3.545cm"/>
        </style:tab-stops>
      </style:paragraph-properties>
    </style:style>
    <style:style style:name="P61" style:family="paragraph" style:parent-style-name="Text_20_body">
      <style:paragraph-properties fo:margin-left="0cm" fo:margin-right="0cm" fo:margin-top="0cm" fo:margin-bottom="0.499cm" fo:text-align="start" style:justify-single-word="false" fo:text-indent="0cm" style:auto-text-indent="false">
        <style:tab-stops>
          <style:tab-stop style:position="0.699cm"/>
        </style:tab-stops>
      </style:paragraph-properties>
      <style:text-properties style:font-name="Calibri" fo:font-size="11.5pt" fo:font-weight="normal" style:font-name-asian="Consolas2" style:font-size-asian="11.5pt" style:font-weight-asian="normal" style:font-name-complex="Consolas2" style:font-size-complex="11.5pt" style:font-weight-complex="normal"/>
    </style:style>
    <style:style style:name="P62" style:family="paragraph">
      <style:paragraph-properties fo:text-align="center"/>
    </style:style>
    <style:style style:name="P6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1.5pt" style:font-size-asian="11.5pt"/>
    </style:style>
    <style:style style:name="T2" style:family="text">
      <style:text-properties fo:font-size="11.5pt" fo:font-weight="bold" style:font-size-asian="11.5pt" style:font-weight-asian="bold" style:font-weight-complex="bold"/>
    </style:style>
    <style:style style:name="T3" style:family="text">
      <style:text-properties fo:font-size="11.5pt" fo:font-weight="normal" style:font-size-asian="11.5pt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Calibri" fo:font-size="11.5pt" style:font-size-asian="11.5pt"/>
    </style:style>
    <style:style style:name="T11" style:family="text">
      <style:text-properties style:font-name="Calibri" fo:font-size="11.5pt" fo:font-weight="bold" style:font-size-asian="11.5pt" style:font-weight-asian="bold" style:font-weight-complex="bold"/>
    </style:style>
    <style:style style:name="T12" style:family="text">
      <style:text-properties style:font-name="Calibri" fo:font-size="11.5pt" fo:font-weight="bold" style:font-name-asian="Consolas2" style:font-size-asian="11.5pt" style:font-weight-asian="bold" style:font-name-complex="Consolas2" style:font-size-complex="26pt" style:font-weight-complex="bold"/>
    </style:style>
    <style:style style:name="T13" style:family="text">
      <style:text-properties style:font-name="Calibri" fo:font-size="11.5pt" style:text-underline-style="solid" style:text-underline-width="auto" style:text-underline-color="font-color" style:font-size-asian="11.5pt"/>
    </style:style>
    <style:style style:name="T14" style:family="text">
      <style:text-properties style:font-name="Calibri" fo:font-size="11.5pt" fo:font-weight="normal" style:font-size-asian="11.5pt" style:font-weight-asian="normal" style:font-weight-complex="normal"/>
    </style:style>
    <style:style style:name="T15" style:family="text">
      <style:text-properties style:font-name="Calibri" fo:font-size="11.5pt" fo:font-weight="normal" style:font-name-asian="Consolas2" style:font-size-asian="11.5pt" style:font-weight-asian="normal" style:font-name-complex="Consolas2" style:font-size-complex="26pt" style:font-weight-complex="normal"/>
    </style:style>
    <style:style style:name="T16" style:family="text">
      <style:text-properties style:font-name="Calibri" fo:font-size="11.5pt" fo:font-weight="normal" style:font-name-asian="Consolas2" style:font-size-asian="11.5pt" style:font-weight-asian="normal" style:font-name-complex="Consolas2" style:font-size-complex="11pt" style:font-weight-complex="normal"/>
    </style:style>
    <style:style style:name="T17" style:family="text">
      <style:text-properties style:font-name="Calibri" fo:font-size="11.5pt" style:font-name-asian="Consolas2" style:font-size-asian="11.5pt" style:font-name-complex="Consolas2" style:font-size-complex="26pt"/>
    </style:style>
    <style:style style:name="T18" style:family="text">
      <style:text-properties style:font-name="Calibri" fo:font-size="11.5pt" fo:font-style="italic" style:font-name-asian="Consolas2" style:font-size-asian="11.5pt" style:font-style-asian="italic" style:font-name-complex="Consolas2" style:font-size-complex="26pt" style:font-style-complex="italic"/>
    </style:style>
    <style:style style:name="T19" style:family="text">
      <style:text-properties style:font-name="Calibri" fo:font-size="11.5pt" fo:font-style="italic" style:font-size-asian="11.5pt" style:font-style-asian="italic" style:font-style-complex="italic"/>
    </style:style>
    <style:style style:name="T20" style:family="text">
      <style:text-properties style:font-name="Calibri" fo:font-size="11.5pt" fo:font-style="italic" fo:font-weight="normal" style:font-name-asian="Consolas2" style:font-size-asian="11.5pt" style:font-style-asian="italic" style:font-weight-asian="normal" style:font-name-complex="Consolas2" style:font-size-complex="26pt" style:font-style-complex="italic" style:font-weight-complex="normal"/>
    </style:style>
    <style:style style:name="T21" style:family="text">
      <style:text-properties style:font-name="Consolas2" fo:font-size="11.5pt" fo:font-weight="bold" style:font-name-asian="Consolas2" style:font-size-asian="11.5pt" style:font-weight-asian="bold" style:font-name-complex="Consolas2" style:font-weight-complex="bold"/>
    </style:style>
    <style:style style:name="T22" style:family="text">
      <style:text-properties style:font-name="Consolas2" fo:font-size="26pt" fo:font-weight="bold" style:font-name-asian="Consolas2" style:font-size-asian="26pt" style:font-weight-asian="bold" style:font-name-complex="Consolas2" style:font-size-complex="26pt" style:font-weight-complex="bold"/>
    </style:style>
    <style:style style:name="T23" style:family="text">
      <style:text-properties style:font-name="Consolas1"/>
    </style:style>
    <style:style style:name="T24" style:family="text">
      <style:text-properties style:font-name="Consolas1" fo:font-size="11.5pt" fo:font-weight="bold" style:font-size-asian="11.5pt" style:font-weight-asian="bold" style:font-weight-complex="bold"/>
    </style:style>
    <style:style style:name="T25" style:family="text">
      <style:text-properties style:font-name="Consolas1" fo:font-size="11.5pt" style:font-size-asian="11.5pt"/>
    </style:style>
    <style:style style:name="T26" style:family="text">
      <style:text-properties style:font-name="Consolas1" fo:font-weight="bold" style:font-weight-asian="bold" style:font-weight-complex="bold"/>
    </style:style>
    <style:style style:name="T27" style:family="text">
      <style:text-properties style:font-name="Consolas1" fo:font-size="11.5pt" style:font-size-asian="11.5pt"/>
    </style:style>
    <style:style style:name="T28" style:family="text">
      <style:text-properties style:font-name="Consolas1" fo:font-size="11.5pt" fo:font-weight="normal" style:font-size-asian="11.5pt" style:font-weight-asian="normal" style:font-weight-complex="normal"/>
    </style:style>
    <style:style style:name="T29" style:family="text">
      <style:text-properties style:font-name="Consolas1" fo:font-size="11.5pt" style:font-name-asian="Consolas2" style:font-size-asian="11.5pt" style:font-name-complex="Consolas2" style:font-size-complex="26pt"/>
    </style:style>
    <style:style style:name="T30" style:family="text">
      <style:text-properties style:font-name="Consolas1" fo:font-size="11.5pt" fo:font-style="italic" style:font-size-asian="11.5pt" style:font-style-asian="italic" style:font-style-complex="italic"/>
    </style:style>
    <style:style style:name="T31" style:family="text">
      <style:text-properties style:font-name="Consolas1" fo:font-size="11.5pt" fo:font-style="italic" style:font-name-asian="Consolas2" style:font-size-asian="11.5pt" style:font-style-asian="italic" style:font-name-complex="Consolas2" style:font-size-complex="26pt" style:font-style-complex="italic"/>
    </style:style>
    <style:style style:name="T32" style:family="text">
      <style:text-properties style:font-name="Consolas1" fo:font-size="11.5pt" fo:font-weight="bold" style:font-name-asian="Consolas2" style:font-size-asian="11.5pt" style:font-weight-asian="bold" style:font-name-complex="Consolas2" style:font-size-complex="26pt" style:font-weight-complex="bold"/>
    </style:style>
    <style:style style:name="T33" style:family="text">
      <style:text-properties style:font-name="Consolas1" fo:font-weight="bold" style:font-weight-asian="bold" style:font-weight-complex="bold"/>
    </style:style>
    <style:style style:name="T3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5" style:family="text">
      <style:text-properties fo:font-style="normal" style:text-underline-style="none" style:font-style-asian="normal" style:font-style-complex="normal"/>
    </style:style>
    <style:style style:name="T36" style:family="text">
      <style:text-properties style:text-underline-style="none"/>
    </style:style>
    <style:style style:name="T37" style:family="text">
      <style:text-properties style:font-name="Calibri1" fo:font-size="11.5pt" fo:font-style="italic" style:font-name-asian="Consolas2" style:font-size-asian="11.5pt" style:font-style-asian="italic" style:font-name-complex="Consolas2" style:font-size-complex="26pt" style:font-style-complex="italic"/>
    </style:style>
    <style:style style:name="T38" style:family="text">
      <style:text-properties fo:font-size="8pt" style:font-size-asian="8pt" style:font-size-complex="8pt"/>
    </style:style>
    <style:style style:name="T39" style:family="text">
      <style:text-properties fo:font-size="6pt" style:font-size-asian="6pt" style:font-size-complex="6pt"/>
    </style:style>
    <style:style style:name="T40" style:family="text">
      <style:text-properties fo:font-size="10pt" style:font-size-asian="10pt" style:font-size-complex="10pt"/>
    </style:style>
    <style:style style:name="T41" style:family="text">
      <style:text-properties fo:font-size="5pt" style:font-size-asian="5pt" style:font-size-complex="5pt"/>
    </style:style>
    <style:style style:name="T42" style:family="text">
      <style:text-properties fo:font-size="10pt" fo:font-weight="bold" style:font-size-asian="10pt" style:font-weight-asian="bold" style:font-size-complex="10pt" style:font-weight-complex="bold"/>
    </style:style>
    <style:style style:name="T43" style:family="text">
      <style:text-properties fo:font-size="4pt" style:font-size-asian="4pt" style:font-size-complex="4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end="Groty_20_strzałek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end="Groty_20_strzałek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ffffff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marker-end="Groty_20_strzałek_20_2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Fine_20_Dashed_20__28_var_29_" svg:stroke-color="#000000" draw:marker-end="Groty_20_strzałek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ermin 1<text:tab/><text:span text:style-name="T5">(AD)</text:span><text:tab/>PP <text:span text:style-name="T5">NSI </text:span></text:p>
      <text:p text:style-name="P2">NSI<text:span text:style-name="T5"> Podstawy Programowania</text:span><text:tab/><text:span text:style-name="T5">25 stycznia 2015</text:span></text:p>
      <text:p text:style-name="P17"><text:span text:style-name="T4">Zadanie 1 </text:span><text:span text:style-name="T7">(STRUKTURY DYNAMICZNE)</text:span></text:p>
      <text:p text:style-name="P20"><text:tab/><text:span text:style-name="T40">liczba dołączonych kartek</text:span>: <text:tab/> <text:s text:c="12"/></text:p>
      <text:p text:style-name="P20"/>
      <text:p text:style-name="P20">imię i nazwisko: __________________________________________________<text:tab/>Gr.: <text:tab/> <text:s/>sekcja:<text:tab/></text:p>
      <text:p text:style-name="P4"><text:span text:style-name="T4"/></text:p>
      <text:p text:style-name="P34"><text:span text:style-name="T16">Dane są następujące definicje typów:</text:span></text:p>
      <text:list xml:id="list37600922" text:style-name="L2">
        <text:list-item>
          <text:p text:style-name="P22">type</text:p>
        </text:list-item>
        <text:list-item>
          <text:p text:style-name="P23"/>
        </text:list-item>
        <text:list-item>
          <text:p text:style-name="P23">pPrzedmiot = ^TPrzedmiot</text:p>
        </text:list-item>
        <text:list-item>
          <text:p text:style-name="P26"><text:span text:style-name="T23">pStudent = ^TStudent;</text:span></text:p>
        </text:list-item>
        <text:list-item>
          <text:p text:style-name="P23">pOcena = ^TOcena;</text:p>
        </text:list-item>
        <text:list-item>
          <text:p text:style-name="P23"/>
        </text:list-item>
        <text:list-item>
          <text:p text:style-name="P26"><text:span text:style-name="T23">TPrzedmiot = </text:span><text:span text:style-name="T26">record</text:span></text:p>
        </text:list-item>
        <text:list-item>
          <text:p text:style-name="P27"><text:span text:style-name="T23"><text:s text:c="2"/>nazwa : string[30];</text:span></text:p>
        </text:list-item>
        <text:list-item>
          <text:p text:style-name="P24"><text:s text:c="2"/>prowadzacy : string[30];</text:p>
        </text:list-item>
        <text:list-item>
          <text:p text:style-name="P23"><text:s text:c="2"/>pop <text:s/>: pPrzedmiot;</text:p>
        </text:list-item>
        <text:list-item>
          <text:p text:style-name="P23"><text:s text:c="2"/>nast : pPrzedmiot;</text:p>
        </text:list-item>
        <text:list-item>
          <text:p text:style-name="P22">end;</text:p>
        </text:list-item>
        <text:list-item>
          <text:p text:style-name="P26"><text:span text:style-name="T23"/></text:p>
        </text:list-item>
        <text:list-item>
          <text:p text:style-name="P23">TOcena = <text:span text:style-name="T4">record</text:span></text:p>
        </text:list-item>
        <text:list-item>
          <text:p text:style-name="P23"><text:s text:c="2"/>przedmiot : pPrzedmiot;</text:p>
        </text:list-item>
        <text:list-item>
          <text:p text:style-name="P23"><text:s text:c="2"/>ocena : byte;</text:p>
        </text:list-item>
        <text:list-item>
          <text:p text:style-name="P23"><text:s text:c="2"/>nast <text:s/>: pOcena;</text:p>
        </text:list-item>
        <text:list-item>
          <text:p text:style-name="P22">end;</text:p>
        </text:list-item>
        <text:list-item>
          <text:p text:style-name="P23"/>
        </text:list-item>
        <text:list-item>
          <text:p text:style-name="P23">TStudent = <text:span text:style-name="T4">record</text:span></text:p>
        </text:list-item>
        <text:list-item>
          <text:p text:style-name="P23"><text:s text:c="2"/>imię, nazwisko : string[30];</text:p>
        </text:list-item>
        <text:list-item>
          <text:p text:style-name="P23"><text:s text:c="2"/>oceny : pPrzedmiot;</text:p>
        </text:list-item>
        <text:list-item>
          <text:p text:style-name="P23"><text:s text:c="2"/>nast <text:s/>: pStudent;</text:p>
        </text:list-item>
        <text:list-item>
          <text:p text:style-name="P22">end;</text:p>
        </text:list-item>
      </text:list>
      <text:p text:style-name="P25"/>
      <text:p text:style-name="P30"><text:span text:style-name="T4">Założenia:</text:span> </text:p>
      <text:p text:style-name="P31">Lista przedmiotów zawiera nazwę przedmiotu oraz nazwisko prowadzącego. Lista ocen zawiera ocenę oraz wskaźnik na przedmiot. Studenci mogą otrzymywać oceny tylko i wyłącznie z przedmiotów z listy. Każdy student zawiera imię, nazwisko oraz podwieszoną listę swoich ocen. Dla uproszczenia należy przyjąć, iż student może otrzymać kilka ocen z tego samego przedmiotu.</text:p>
      <text:p text:style-name="P32">Zadanie:</text:p>
      <text:p text:style-name="P35">Należy napisać procedury umożliwiające przechowywanie listy studentów wraz z ocenami z poszczególnych przedmiotów.</text:p>
      <text:p text:style-name="P61">① <text:tab/>Napisz procedurę <text:span text:style-name="T26">dodajPrzedmiot</text:span>, wstawiającą przedmiot o zadanej <text:span text:style-name="T34">nazwie</text:span> oraz <text:span text:style-name="T34">nazwisku</text:span><text:span text:style-name="T35"><text:line-break/><text:tab/></text:span><text:span text:style-name="T36">prowadzą</text:span>cego, na początek listy dwukierunkowej.</text:p>
      <text:p text:style-name="P36">② <text:tab/>Napisz procedurę <text:span text:style-name="T26">dodajOcenę</text:span>, dodającą <text:span text:style-name="T34">ocenę</text:span> z przedmiotu o zadanej <text:span text:style-name="T34">nazwie</text:span>. Przedmiot musi<text:line-break/><text:tab/>należeć do listy przedmiotów.</text:p>
      <text:p text:style-name="P36">③ <text:tab/>Napisz procedurę <text:span text:style-name="T26">ocenStudenta</text:span>, umożliwiającą dodawanie <text:s/>studentowi o zadanym <text:span text:style-name="T34">nazwisku</text:span>,<text:line-break/><text:tab/><text:span text:style-name="T34">oceny</text:span> z przedmiotu, o zadanej <text:span text:style-name="T34">nazwie</text:span>.</text:p>
      <text:p text:style-name="P28"/>
      <text:p text:style-name="P30">Struktury zobrazowano na poniższym diagramie:</text:p>
      <text:p text:style-name="P29"><draw:rect text:anchor-type="paragraph" draw:z-index="0" draw:style-name="gr1" draw:text-style-name="P62" svg:width="2.382cm" svg:height="2.7cm" svg:x="4.279cm" svg:y="1.02cm"><text:p text:style-name="P62"><text:span text:style-name="T4">TPrzedmiot</text:span></text:p><text:p text:style-name="P62"><text:span text:style-name="T41"/></text:p><text:p text:style-name="P62">nazwa<text:line-break/>prowadzacy</text:p><text:p text:style-name="P62">nast</text:p><text:p text:style-name="P62">pop</text:p></draw:rect><draw:rect text:anchor-type="paragraph" draw:z-index="1" draw:style-name="gr1" draw:text-style-name="P62" svg:width="2.382cm" svg:height="2.7cm" svg:x="7.56cm" svg:y="1.02cm"><text:p text:style-name="P62"><text:span text:style-name="T4">TPrzedmiot</text:span></text:p><text:p text:style-name="P62"><text:span text:style-name="T41"/></text:p><text:p text:style-name="P62">nazwa<text:line-break/>prowadzacy</text:p><text:p text:style-name="P62">nast</text:p><text:p text:style-name="P62">pop</text:p></draw:rect><draw:rect text:anchor-type="paragraph" draw:z-index="2" draw:style-name="gr1" draw:text-style-name="P62" svg:width="2.382cm" svg:height="2.7cm" svg:x="10.867cm" svg:y="1.02cm"><text:p text:style-name="P62"><text:span text:style-name="T4">TPrzedmiot</text:span></text:p><text:p text:style-name="P62"><text:span text:style-name="T41"/></text:p><text:p text:style-name="P62">nazwa<text:line-break/>prowadzacy</text:p><text:p text:style-name="P62">nast</text:p><text:p text:style-name="P62">pop</text:p></draw:rect><draw:rect text:anchor-type="paragraph" draw:z-index="3" draw:style-name="gr1" draw:text-style-name="P62" svg:width="2.382cm" svg:height="2.7cm" svg:x="14.122cm" svg:y="1.02cm"><text:p text:style-name="P62"><text:span text:style-name="T4">TPrzedmiot</text:span></text:p><text:p text:style-name="P62"><text:span text:style-name="T41"/></text:p><text:p text:style-name="P62">nazwa<text:line-break/>prowadzacy</text:p><text:p text:style-name="P62">nast</text:p><text:p text:style-name="P62">pop</text:p></draw:rect><draw:line text:anchor-type="paragraph" draw:z-index="4" draw:style-name="gr2" draw:text-style-name="P62" svg:x1="14.704cm" svg:y1="3.56cm" svg:x2="13.311cm" svg:y2="3.56cm"><text:p/></draw:line><draw:line text:anchor-type="paragraph" draw:z-index="5" draw:style-name="gr2" draw:text-style-name="P62" svg:x1="11.356cm" svg:y1="3.56cm" svg:x2="9.963cm" svg:y2="3.56cm"><text:p/></draw:line><draw:line text:anchor-type="paragraph" draw:z-index="6" draw:style-name="gr2" draw:text-style-name="P62" svg:x1="8.062cm" svg:y1="3.56cm" svg:x2="6.669cm" svg:y2="3.56cm"><text:p/></draw:line><draw:line text:anchor-type="paragraph" draw:z-index="7" draw:style-name="gr3" draw:text-style-name="P62" svg:x1="4.794cm" svg:y1="3.56cm" svg:x2="3.776cm" svg:y2="3.56cm"><text:p/></draw:line><draw:line text:anchor-type="paragraph" draw:z-index="8" draw:style-name="gr2" draw:text-style-name="P62" svg:x1="6.184cm" svg:y1="3.03cm" svg:x2="7.56cm" svg:y2="3.03cm"><text:p/></draw:line><draw:line text:anchor-type="paragraph" draw:z-index="9" draw:style-name="gr2" draw:text-style-name="P62" svg:x1="9.491cm" svg:y1="3.03cm" svg:x2="10.867cm" svg:y2="3.03cm"><text:p/></draw:line><draw:line text:anchor-type="paragraph" draw:z-index="10" draw:style-name="gr2" draw:text-style-name="P62" svg:x1="12.746cm" svg:y1="3.03cm" svg:x2="14.122cm" svg:y2="3.03cm"><text:p/></draw:line><draw:line text:anchor-type="paragraph" draw:z-index="11" draw:style-name="gr3" draw:text-style-name="P62" svg:x1="15.974cm" svg:y1="3.03cm" svg:x2="16.979cm" svg:y2="3.03cm"><text:p/></draw:line><draw:rect text:anchor-type="paragraph" draw:z-index="12" draw:style-name="gr4" draw:text-style-name="P62" svg:width="3.758cm" svg:height="0.662cm" svg:x="-0.139cm" svg:y="1.072cm"><text:p text:style-name="P62"><text:span text:style-name="T4">ListaPrzedmiotow</text:span></text:p></draw:rect><draw:line text:anchor-type="paragraph" draw:z-index="13" draw:style-name="gr2" draw:text-style-name="P62" svg:x1="2.083cm" svg:y1="1.734cm" svg:x2="4.041cm" svg:y2="2.607cm"><text:p/></draw:line><draw:rect text:anchor-type="paragraph" draw:z-index="14" draw:style-name="gr1" draw:text-style-name="P62" svg:width="2.382cm" svg:height="2.329cm" svg:x="4.279cm" svg:y="5.623cm"><text:p text:style-name="P62"><text:span text:style-name="T4">TStudent</text:span></text:p><text:p text:style-name="P62"><text:span text:style-name="T41"/></text:p><text:p text:style-name="P62">nazwisko<text:line-break/>oceny</text:p><text:p text:style-name="P62">nast</text:p></draw:rect><draw:line text:anchor-type="paragraph" draw:z-index="15" draw:style-name="gr2" draw:text-style-name="P62" svg:x1="6.184cm" svg:y1="7.634cm" svg:x2="7.56cm" svg:y2="7.634cm"><text:p/></draw:line><draw:rect text:anchor-type="paragraph" draw:z-index="16" draw:style-name="gr4" draw:text-style-name="P62" svg:width="3.758cm" svg:height="0.662cm" svg:x="-0.139cm" svg:y="5.676cm"><text:p text:style-name="P62"><text:span text:style-name="T4">ListaStudentow</text:span></text:p></draw:rect><draw:line text:anchor-type="paragraph" draw:z-index="17" draw:style-name="gr2" draw:text-style-name="P62" svg:x1="2.083cm" svg:y1="6.338cm" svg:x2="4.041cm" svg:y2="7.211cm"><text:p/></draw:line><draw:rect text:anchor-type="paragraph" draw:z-index="18" draw:style-name="gr1" draw:text-style-name="P62" svg:width="2.382cm" svg:height="2.329cm" svg:x="7.613cm" svg:y="5.623cm"><text:p text:style-name="P62"><text:span text:style-name="T4">TStudent</text:span></text:p><text:p text:style-name="P62"><text:span text:style-name="T41"/></text:p><text:p text:style-name="P62">nazwisko<text:line-break/>oceny</text:p><text:p text:style-name="P62">nast</text:p></draw:rect><draw:line text:anchor-type="paragraph" draw:z-index="19" draw:style-name="gr2" draw:text-style-name="P62" svg:x1="9.518cm" svg:y1="7.634cm" svg:x2="10.894cm" svg:y2="7.634cm"><text:p/></draw:line><draw:rect text:anchor-type="paragraph" draw:z-index="20" draw:style-name="gr1" draw:text-style-name="P62" svg:width="2.382cm" svg:height="2.329cm" svg:x="10.92cm" svg:y="5.623cm"><text:p text:style-name="P62"><text:span text:style-name="T4">TStudent</text:span></text:p><text:p text:style-name="P62"><text:span text:style-name="T41"/></text:p><text:p text:style-name="P62">nazwisko<text:line-break/>oceny</text:p><text:p text:style-name="P62">nast</text:p></draw:rect><draw:line text:anchor-type="paragraph" draw:z-index="21" draw:style-name="gr3" draw:text-style-name="P62" svg:x1="12.825cm" svg:y1="7.634cm" svg:x2="13.698cm" svg:y2="7.634cm"><text:p/></draw:line><draw:path text:anchor-type="paragraph" draw:z-index="22" draw:style-name="gr5" draw:text-style-name="P62" svg:width="1.957cm" svg:height="1.851cm" svg:x="2.85cm" svg:y="7.211cm" svg:viewBox="0 0 1958 1852" svg:d="m1958 0c-1349 397-1085 1244-1958 1852"><text:p/></draw:path><draw:rect text:anchor-type="paragraph" draw:z-index="23" draw:style-name="gr1" draw:text-style-name="P63" svg:width="1.985cm" svg:height="1.853cm" svg:x="0.866cm" svg:y="8.745cm"><text:p text:style-name="P62"><text:span text:style-name="T42">TOcena</text:span></text:p><text:p text:style-name="P62"><text:span text:style-name="T43"/></text:p><text:p text:style-name="P62"><text:span text:style-name="T40">przedmiot</text:span><text:span text:style-name="T40"><text:line-break/></text:span><text:span text:style-name="T40">ocena</text:span></text:p><text:p text:style-name="P62"><text:span text:style-name="T40">nast</text:span></text:p></draw:rect><draw:rect text:anchor-type="paragraph" draw:z-index="24" draw:style-name="gr1" draw:text-style-name="P63" svg:width="1.985cm" svg:height="1.853cm" svg:x="0.84cm" svg:y="11.312cm"><text:p text:style-name="P62"><text:span text:style-name="T42">TOcena</text:span></text:p><text:p text:style-name="P62"><text:span text:style-name="T43"/></text:p><text:p text:style-name="P62"><text:span text:style-name="T40">przedmiot</text:span><text:span text:style-name="T40"><text:line-break/></text:span><text:span text:style-name="T40">ocena</text:span></text:p><text:p text:style-name="P62"><text:span text:style-name="T40">nast</text:span></text:p></draw:rect><draw:rect text:anchor-type="paragraph" draw:z-index="25" draw:style-name="gr1" draw:text-style-name="P63" svg:width="1.985cm" svg:height="1.853cm" svg:x="1.078cm" svg:y="13.958cm"><text:p text:style-name="P62"><text:span text:style-name="T42">TOcena</text:span></text:p><text:p text:style-name="P62"><text:span text:style-name="T43"/></text:p><text:p text:style-name="P62"><text:span text:style-name="T40">przedmiot</text:span><text:span text:style-name="T40"><text:line-break/></text:span><text:span text:style-name="T40">ocena</text:span></text:p><text:p text:style-name="P62"><text:span text:style-name="T40">nast</text:span></text:p></draw:rect><draw:rect text:anchor-type="paragraph" draw:z-index="26" draw:style-name="gr1" draw:text-style-name="P63" svg:width="1.985cm" svg:height="1.853cm" svg:x="6.608cm" svg:y="9.248cm"><text:p text:style-name="P62"><text:span text:style-name="T42">TOcena</text:span></text:p><text:p text:style-name="P62"><text:span text:style-name="T43"/></text:p><text:p text:style-name="P62"><text:span text:style-name="T40">przedmiot</text:span><text:span text:style-name="T40"><text:line-break/></text:span><text:span text:style-name="T40">ocena</text:span></text:p><text:p text:style-name="P62"><text:span text:style-name="T40">nast</text:span></text:p></draw:rect><draw:line text:anchor-type="paragraph" draw:z-index="27" draw:style-name="gr2" draw:text-style-name="P62" svg:x1="2.321cm" svg:y1="10.386cm" svg:x2="2.506cm" svg:y2="11.312cm"><text:p/></draw:line><draw:line text:anchor-type="paragraph" draw:z-index="28" draw:style-name="gr2" draw:text-style-name="P62" svg:x1="2.321cm" svg:y1="12.926cm" svg:x2="2.559cm" svg:y2="13.958cm"><text:p/></draw:line><draw:line text:anchor-type="paragraph" draw:z-index="29" draw:style-name="gr3" draw:text-style-name="P62" svg:x1="2.533cm" svg:y1="15.598cm" svg:x2="2.533cm" svg:y2="16.207cm"><text:p/></draw:line><draw:path text:anchor-type="paragraph" draw:z-index="30" draw:style-name="gr5" draw:text-style-name="P62" svg:width="0.581cm" svg:height="1.994cm" svg:x="7.586cm" svg:y="7.226cm" svg:viewBox="0 0 582 1995" svg:d="m582 11c-820-132-132 952-582 1984"><text:p/></draw:path><draw:path text:anchor-type="paragraph" draw:z-index="31" draw:style-name="gr5" draw:text-style-name="P62" svg:width="2.18cm" svg:height="2.095cm" svg:x="11.253cm" svg:y="7.205cm" svg:viewBox="0 0 2181 2096" svg:d="m249 6c-820-132 529 1958 1932 2090"><text:p/></draw:path><draw:rect text:anchor-type="paragraph" draw:z-index="32" draw:style-name="gr4" draw:text-style-name="P62" svg:width="0.874cm" svg:height="0.662cm" svg:x="13.434cm" svg:y="8.878cm"><text:p text:style-name="P62"><text:span text:style-name="T4">...</text:span></text:p></draw:rect><draw:line text:anchor-type="paragraph" draw:z-index="33" draw:style-name="gr2" draw:text-style-name="P62" svg:x1="8.089cm" svg:y1="10.862cm" svg:x2="8.195cm" svg:y2="11.735cm"><text:p/></draw:line><draw:rect text:anchor-type="paragraph" draw:z-index="34" draw:style-name="gr1" draw:text-style-name="P63" svg:width="1.985cm" svg:height="1.853cm" svg:x="6.793cm" svg:y="11.735cm"><text:p text:style-name="P62"><text:span text:style-name="T42">TOcena</text:span></text:p><text:p text:style-name="P62"><text:span text:style-name="T43"/></text:p><text:p text:style-name="P62"><text:span text:style-name="T40">przedmiot</text:span><text:span text:style-name="T40"><text:line-break/></text:span><text:span text:style-name="T40">ocena</text:span></text:p><text:p text:style-name="P62"><text:span text:style-name="T40">nast</text:span></text:p></draw:rect><draw:line text:anchor-type="paragraph" draw:z-index="35" draw:style-name="gr3" draw:text-style-name="P62" svg:x1="8.248cm" svg:y1="13.376cm" svg:x2="8.248cm" svg:y2="13.985cm"><text:p/></draw:line><draw:path text:anchor-type="paragraph" draw:z-index="36" draw:style-name="gr6" draw:text-style-name="P62" svg:width="7.373cm" svg:height="7.2cm" svg:x="8.301cm" svg:y="3.877cm" svg:viewBox="0 0 7374 7201" svg:d="m0 6165c4313 783 8334 3783 7170-6165"><text:p/></draw:path><text:span text:style-name="T10"/></text:p>
      <text:p text:style-name="P29"><text:span text:style-name="T10"/></text:p>
      <text:p text:style-name="P29"><text:span text:style-name="T10"/></text:p>
      <text:p text:style-name="P29"><text:span text:style-name="T10"/></text:p>
      <text:p text:style-name="P29"><text:span text:style-name="T10"/></text:p>
      <text:p text:style-name="P29"><text:span text:style-name="T10"/></text:p>
      <text:p text:style-name="P29"><text:span text:style-name="T10"/></text:p>
      <text:p text:style-name="P29"><text:span text:style-name="T10"/></text:p>
      <text:p text:style-name="P29"><text:span text:style-name="T10"/></text:p>
      <text:p text:style-name="P29"><text:span text:style-name="T10"/></text:p>
      <text:p text:style-name="P29"><text:span text:style-name="T10"/></text:p>
      <text:p text:style-name="P29"><text:span text:style-name="T10"/></text:p>
      <text:p text:style-name="P29"><text:span text:style-name="T10"/></text:p>
      <text:p text:style-name="P29"><text:span text:style-name="T10"/></text:p>
      <text:p text:style-name="P29"><text:span text:style-name="T10"/></text:p>
      <text:p text:style-name="P29"><text:span text:style-name="T10"/></text:p>
      <text:p text:style-name="P29"><text:span text:style-name="T10"/></text:p>
      <text:p text:style-name="P29"><text:span text:style-name="T10"/></text:p>
      <text:p text:style-name="P29"><text:span text:style-name="T10"/></text:p>
      <text:p text:style-name="P29"><text:span text:style-name="T10"/></text:p>
      <text:p text:style-name="P29"><text:span text:style-name="T10"/></text:p>
      <text:p text:style-name="P29"><text:span text:style-name="T10"/></text:p>
      <text:p text:style-name="P29"><text:span text:style-name="T10"/></text:p>
      <text:p text:style-name="P29"><text:span text:style-name="T10"/></text:p>
      <text:p text:style-name="P29"><text:span text:style-name="T10"/></text:p>
      <text:p text:style-name="P14">Termin 1<text:tab/><text:span text:style-name="T5">(PS)</text:span><text:tab/>PP <text:span text:style-name="T5">NSI</text:span> </text:p>
      <text:p text:style-name="P2">NSI<text:span text:style-name="T5"> Podstawy Programowania</text:span><text:tab/><text:span text:style-name="T5">25 stycznia 2015</text:span></text:p>
      <text:p text:style-name="P1">Zadanie 2 <text:span text:style-name="T6">(TABLICE, PLIKI)</text:span></text:p>
      <text:p text:style-name="P20"><text:tab/><text:span text:style-name="T40">liczba dołączonych kartek</text:span>: <text:tab/> <text:s text:c="12"/></text:p>
      <text:p text:style-name="P20"/>
      <text:p text:style-name="P20">imię i nazwisko: __________________________________________________<text:tab/>Gr.: <text:tab/> <text:s/>sekcja:<text:tab/></text:p>
      <text:p text:style-name="P19"/>
      <text:p text:style-name="P51"><text:span text:style-name="T10">Zadanie należy realizować z wykorzystaniem tablic, nie wolno stosować struktur dynamicznych takich jak: listy, drzewa itp.</text:span></text:p>
      <text:p text:style-name="P39"><text:span text:style-name="T10"/></text:p>
      <text:p text:style-name="P39"><text:span text:style-name="T10">Dane są następujące definicje typów:</text:span></text:p>
      <text:p text:style-name="P39"><text:span text:style-name="T10"/></text:p>
      <text:p text:style-name="P42"><text:span text:style-name="T9">TYPE</text:span><text:span text:style-name="T8"> </text:span><text:span text:style-name="T9">Entry</text:span><text:span text:style-name="T8"> = record <text:line-break/> <text:s text:c="8"/>nick: <text:s/>String[10];</text:span></text:p>
      <text:p text:style-name="P42"><text:span text:style-name="T8"><text:s text:c="9"/>score: Integer;</text:span></text:p>
      <text:p text:style-name="P42"><text:span text:style-name="T8"><text:s text:c="5"/>end;</text:span><text:span text:style-name="T39"><text:line-break/> </text:span></text:p>
      <text:p text:style-name="P42"><text:span text:style-name="T8"><text:s text:c="5"/></text:span><text:span text:style-name="T9">TabScores</text:span><text:span text:style-name="T8"> = array [0..N-1] of Entry;</text:span><text:span text:style-name="T39"><text:line-break/> </text:span></text:p>
      <text:p text:style-name="P42"><text:span text:style-name="T8"><text:s text:c="5"/></text:span><text:span text:style-name="T9">TabWinners</text:span><text:span text:style-name="T8">= array [0..2] of Entry; <text:s text:c="9"/></text:span><text:span text:style-name="T1"><text:line-break/> <text:s/></text:span></text:p>
      <text:p text:style-name="P38"><text:span text:style-name="T10">Zadanie:</text:span></text:p>
      <text:p text:style-name="P45">①<text:span text:style-name="T10"> <text:tab/></text:span><text:span text:style-name="T14">Napisz implementację funkcji </text:span><text:span text:style-name="T25">CzytajWyniki</text:span><text:span text:style-name="T14">.</text:span></text:p>
      <text:p text:style-name="P40"><text:span text:style-name="T10"><text:tab/>Funkcja wczytuje wyniki z pliku tekstowego do podanej tablicy. Parametry:</text:span></text:p>
      <text:list xml:id="list36254374" text:style-name="L1">
        <text:list-item>
          <text:p text:style-name="P52"><text:span text:style-name="T32">data</text:span><text:span text:style-name="T17"><text:tab/>– tablica (typu </text:span><text:span text:style-name="T18">TabScores</text:span><text:span text:style-name="T17">), w której funkcja umieszcza wczytane wyniki,</text:span></text:p>
        </text:list-item>
        <text:list-item>
          <text:p text:style-name="P54"><text:span text:style-name="T32">fname</text:span><text:span text:style-name="T17"><text:tab/>– nazwa pliku (</text:span><text:span text:style-name="T18">String</text:span><text:span text:style-name="T17">), z którego funkcja wczytuje wyniki.</text:span></text:p>
        </text:list-item>
      </text:list>
      <text:p text:style-name="P48"><text:span text:style-name="T17"><text:tab/>Funkcja zwraca liczbę wczytanych wpisów.</text:span></text:p>
      <text:p text:style-name="P43"><text:span text:style-name="T17"><text:tab/>Dane w pliku tekstowym zapisane są w kolejnych liniach. Każdy wpis zajmuje 2 linie. <text:line-break/><text:tab/>W pierwszej linii wpisu znajduje się nick gracza (</text:span><text:span text:style-name="T37">String</text:span><text:span text:style-name="T17"> nie przekraczający 8 znaków), natomiast <text:line-break/><text:tab/>w drugiej liczba uzyskanych punktów (liczba całkowita mieszcząca się w zakresie typu </text:span><text:span text:style-name="T37">Integer</text:span><text:span text:style-name="T17">).</text:span></text:p>
      <text:p text:style-name="P38"><text:span text:style-name="T10"/></text:p>
      <text:p text:style-name="P46">②<text:span text:style-name="T10"> <text:tab/></text:span><text:span text:style-name="T14">Napisz implementację procedury </text:span><text:span text:style-name="T25">ZnajdzZwyciezcow</text:span><text:span text:style-name="T14">. </text:span><text:span text:style-name="T28"><text:s/></text:span></text:p>
      <text:p text:style-name="P56"><text:span text:style-name="T10">Procedura wyszukuje w podanej tablicy wyników </text:span><text:span text:style-name="T30">data</text:span><text:span text:style-name="T10"> </text:span><text:span text:style-name="T13">3 najlepszych graczy</text:span><text:span text:style-name="T10"> i zapisuje ich wpisy (nick oraz score) do przekazanej tablicy zwycięzców </text:span><text:span text:style-name="T30">winners</text:span><text:span text:style-name="T10"> w kolejności od pierwszego (złoty medal) do trzeciego miejsca (srebrny medal). Parametry procedury:</text:span></text:p>
      <text:list xml:id="list40555436" text:continue-numbering="true" text:style-name="L1">
        <text:list-item>
          <text:p text:style-name="P57"><text:span text:style-name="T32">data</text:span><text:span text:style-name="T17"><text:tab/>– tablica (typu </text:span><text:span text:style-name="T18">TabScores</text:span><text:span text:style-name="T17">), w której procedura wyszukuje najlepszych graczy,</text:span></text:p>
        </text:list-item>
        <text:list-item>
          <text:p text:style-name="P58"><text:span text:style-name="T32">winners</text:span><text:span text:style-name="T15"><text:tab/>– tablica (typu </text:span><text:span text:style-name="T20">TabWinners</text:span><text:span text:style-name="T15">), w której procedura zapisuje wpisy najlepszych graczy.</text:span></text:p>
        </text:list-item>
      </text:list>
      <text:p text:style-name="P38"><text:span text:style-name="T10"/></text:p>
      <text:p text:style-name="P46">③<text:span text:style-name="T10"> <text:tab/></text:span><text:span text:style-name="T14">Napisz implementację procedury </text:span><text:span text:style-name="T25">ZapiszZwyciezcow</text:span><text:span text:style-name="T14">. </text:span><text:span text:style-name="T28"><text:s/></text:span></text:p>
      <text:p text:style-name="P59"><text:span text:style-name="T15">Procedura zapisuje zawartość tablicy zwycięzców do pliku rekordowego. Parametry:</text:span></text:p>
      <text:list xml:id="list40544943" text:continue-numbering="true" text:style-name="L1">
        <text:list-item>
          <text:p text:style-name="P60"><text:span text:style-name="T32">winners</text:span><text:span text:style-name="T15"><text:tab/>– tablica (typu </text:span><text:span text:style-name="T20">TabWinners</text:span><text:span text:style-name="T15">) zawierająca wpisy najlepszych graczy,</text:span></text:p>
        </text:list-item>
        <text:list-item>
          <text:p text:style-name="P60"><text:span text:style-name="T12">fname</text:span><text:span text:style-name="T15"><text:tab/>– nazwa pliku (</text:span><text:span text:style-name="T20">String</text:span><text:span text:style-name="T15">), do którego procedura zapisuje wyniki najlepszych graczy.</text:span></text:p>
        </text:list-item>
      </text:list>
      <text:p text:style-name="P50"><text:span text:style-name="T17"/></text:p>
      <text:p text:style-name="P39"><text:span text:style-name="T10"/></text:p>
      <text:p text:style-name="P39"><text:span text:style-name="T10"/></text:p>
      <text:p text:style-name="P33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onsolas1" svg:font-family="Consolas" style:font-family-generic="modern" style:font-pitch="fixed"/>
    <style:font-face style:name="Consolas" svg:font-family="Consolas" style:font-adornments="Bold" style:font-family-generic="modern" style:font-pitch="fixed"/>
    <style:font-face style:name="Consolas2" svg:font-family="Consolas" style:font-adornments="Bold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Groty_20_strzałek_20_2" draw:display-name="Groty strzałek 2" svg:viewBox="0 0 3000 3000" svg:d="m1500 0 1500 2789v211h-114l-1286-2392v2392h-200v-2392l-1286 2392h-114v-211z"/>
    <draw:marker draw:name="Groty_20_strzałek_20_3" draw:display-name="Groty strzałek 3" svg:viewBox="0 0 836 110" svg:d="m0 0h278 278 280v36 36 38h-278-278-280v-36-36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Ramka_20_kodu" style:display-name="Ramka kodu" style:family="paragraph" style:parent-style-name="Standard">
      <style:paragraph-properties fo:margin-top="0cm" fo:margin-bottom="0.3cm" fo:padding="0.049cm" fo:border="0.002cm solid #000000" style:shadow="none"/>
      <style:text-properties style:font-name="Consolas1"/>
    </style:style>
    <style:style style:name="Kod" style:family="paragraph" style:parent-style-name="Standard" style:class="text">
      <style:paragraph-properties fo:margin-top="0cm" fo:margin-bottom="0.3cm" fo:text-align="justify" style:justify-single-word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Wciety_20_Akapit" style:display-name="Wciety Akapit" style:family="paragraph" style:parent-style-name="Kod">
      <style:paragraph-properties fo:margin-left="0.661cm" fo:margin-right="0cm" fo:margin-top="0cm" fo:margin-bottom="0.3cm" fo:text-align="justify" style:justify-single-word="false" fo:text-indent="0cm" style:auto-text-indent="false">
        <style:tab-stops>
          <style:tab-stop style:position="0.926cm"/>
        </style:tab-stops>
      </style:paragraph-properties>
      <style:text-properties style:font-name="Calibri" fo:font-size="12pt" fo:font-weight="normal" style:font-size-asian="12pt" style:font-weight-asian="normal" style:font-size-complex="12pt" style:font-weight-complex="normal"/>
    </style:style>
    <style:style style:name="Wciety_20_Kod" style:display-name="Wciety Kod" style:family="paragraph" style:parent-style-name="Wciety_20_Akapit">
      <style:paragraph-properties fo:text-align="start" style:justify-single-word="false"/>
      <style:text-properties style:font-name="Consolas"/>
    </style:style>
    <style:style style:name="_5f_Akapit" style:display-name="_Akapit" style:family="paragraph" style:parent-style-name="Wciety_20_Akapit">
      <style:paragraph-properties fo:margin-left="0cm" fo:margin-right="0cm" fo:text-indent="0cm" style:auto-text-indent="false"/>
      <style:text-properties style:font-name="Calibri" fo:font-size="11pt" style:font-size-asian="11pt" style:font-size-complex="11pt"/>
    </style:style>
    <style:style style:name="TextKod" style:family="text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Numbering_20_Symbols" style:display-name="Numbering Symbols" style:family="text">
      <style:text-properties fo:font-size="7pt" style:font-size-asian="7pt" style:font-size-complex="7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2cm" fo:margin-bottom="0.80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23T15:15:13.01</meta:creation-date>
    <dc:date>2015-01-21T20:37:17.33</dc:date>
    <meta:editing-duration>P2DT2H22M48S</meta:editing-duration>
    <meta:editing-cycles>19</meta:editing-cycles>
    <meta:generator>OpenOffice.org/3.3$Win32 OpenOffice.org_project/330m20$Build-9567</meta:generator>
    <dc:creator>Paweł Sadowski</dc:creator>
    <meta:printed-by>Paweł Sadowski</meta:printed-by>
    <meta:print-date>2015-01-21T20:09:34.49</meta:print-date>
    <meta:document-statistic meta:table-count="0" meta:image-count="0" meta:object-count="0" meta:page-count="3" meta:paragraph-count="61" meta:word-count="474" meta:character-count="3497"/>
  </office:meta>
</office:document-meta>
</file>